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style:text-underline-style="none" fo:font-weight="bold" style:font-size-asian="16pt" style:font-weight-asian="bold" style:font-size-complex="16pt" style:font-weight-complex="bold"/>
    </style:style>
    <style:style style:name="P2" style:family="paragraph" style:parent-style-name="Standard">
      <style:text-properties fo:language="en" fo:country="US"/>
    </style:style>
    <style:style style:name="P3" style:family="paragraph" style:parent-style-name="Standard">
      <style:paragraph-properties fo:line-height="150%"/>
      <style:text-properties fo:language="en" fo:country="US"/>
    </style:style>
    <style:style style:name="P4" style:family="paragraph" style:parent-style-name="Standard">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line-height="150%"/>
    </style:style>
    <style:style style:name="P6" style:family="paragraph" style:parent-style-name="Standard">
      <style:paragraph-properties fo:line-height="150%" fo:break-before="page"/>
      <style:text-properties fo:language="en" fo:country="US"/>
    </style:style>
    <style:style style:name="P7" style:family="paragraph" style:parent-style-name="Standard">
      <style:paragraph-properties fo:line-height="150%" fo:text-align="justify" style:justify-single-word="false" fo:break-before="page"/>
      <style:text-properties fo:font-size="14pt" fo:language="en" fo:country="US" fo:font-weight="bold" style:font-size-asian="14pt" style:font-weight-asian="bold" style:font-size-complex="14pt" style:font-weight-complex="bold"/>
    </style:style>
    <style:style style:name="P8" style:family="paragraph" style:parent-style-name="Standard" style:list-style-name="L1">
      <style:text-properties fo:language="en" fo:country="US"/>
    </style:style>
    <style:style style:name="P9" style:family="paragraph" style:parent-style-name="Standard" style:list-style-name="L1">
      <style:text-properties fo:language="en" fo:country="US" fo:font-style="italic" style:font-style-asian="italic" style:font-style-complex="italic"/>
    </style:style>
    <style:style style:name="P10" style:family="paragraph" style:parent-style-name="Standard" style:list-style-name="L2">
      <style:text-properties fo:language="en" fo:country="US"/>
    </style:style>
    <style:style style:name="P11" style:family="paragraph" style:parent-style-name="Standard">
      <style:paragraph-properties fo:line-height="150%"/>
      <style:text-properties fo:language="en" fo:country="US"/>
    </style:style>
    <style:style style:name="P12" style:family="paragraph" style:parent-style-name="Standard">
      <style:paragraph-properties fo:line-height="150%"/>
      <style:text-properties fo:language="en" fo:country="US" fo:font-style="normal" style:font-style-asian="normal" style:font-style-complex="normal"/>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 of Knitting Pattern and Knitting Pattern Chart</text:p>
      <text:p text:style-name="P4"/>
      <text:list xml:id="list1517181532665596196" text:style-name="L1">
        <text:list-item>
          <text:p text:style-name="P8">'Knitting is a conversion system in which yarn loops are intermeshed to a form fabric'</text:p>
          <text:list>
            <text:list-item>
              <text:p text:style-name="P8">Flat Knitting Technology, Dr. Samuel Raz, 1993, p. 17</text:p>
            </text:list-item>
          </text:list>
        </text:list-item>
        <text:list-item>
          <text:p text:style-name="P8">the knitter uses one long, continuous strand of yarn (skein of wool?) to form intersecting loops with, which in turn creates a fabric. The kind of loops (stitches) the knitter forms determine the attributes of that fabric: elasticity, form and texture</text:p>
        </text:list-item>
        <text:list-item>
          <text:p text:style-name="P8">a knitted textile can be stretched in both horizontal and vertical direction, as well as all directions in-between</text:p>
        </text:list-item>
        <text:list-item>
          <text:p text:style-name="P8">this makes it stand apart from woven textiles, which are created by layering two threads in an interlaced manner. The resulting textile is very limited in its ability to stretch and be formed</text:p>
        </text:list-item>
        <text:list-item>
          <text:p text:style-name="P8">weaving existed before knitting</text:p>
        </text:list-item>
        <text:list-item>
          <text:p text:style-name="P9">knitting has been around for a long time (citation) but experienced a boom first during the industrial revolution when knitting machines came into existence, which opened up the market for much less expensive lace and knitted textiles, and then again later at the beginning of the 21<text:span text:style-name="T1">st</text:span> century, brought along by the rise of the internet and the growing interest in DIY culture</text:p>
          <text:list>
            <text:list-item>
              <text:p text:style-name="P8"><text:a xlink:type="simple" xlink:href="http://www.knitty.com/ISSUEspring06/FEAThistory101.html" text:style-name="Internet_20_link" text:visited-style-name="Visited_20_Internet_20_Link">http://www.knitty.com/ISSUEspring06/FEAThistory101.html</text:a></text:p>
            </text:list-item>
            <text:list-item>
              <text:p text:style-name="P8">RESOURCES NEEDED</text:p>
            </text:list-item>
          </text:list>
        </text:list-item>
      </text:list>
      <text:p text:style-name="P2"/>
      <text:list xml:id="list34428690" text:continue-numbering="true" text:style-name="L1">
        <text:list-item>
          <text:p text:style-name="P8">knitting pattern can come in form of written instructions, usually with abbreviations used for the stitch terms (example: k2tog == knit two together) or in form of a pattern chart which consists of a grid and symbols</text:p>
        </text:list-item>
        <text:list-item>
          <text:p text:style-name="P8">each cell in the grid signifies a stitch in the pattern and the symbol displayed in the cell the corresponding stitch that needs to be made at that place</text:p>
        </text:list-item>
      </text:list>
      <text:p text:style-name="P2"/>
      <text:list xml:id="list4430905283602401821" text:style-name="L2">
        <text:list-item>
          <text:p text:style-name="P10">no international standard in the western world (Europe, Russia or USA) for knitting chart symbols</text:p>
        </text:list-item>
        <text:list-item>
          <text:p text:style-name="P10">japan has established standard on knitting symbols: Japanese Industrial Standard(JIS L 0201-1995)</text:p>
          <text:list>
            <text:list-item>
              <text:p text:style-name="P10"><text:a xlink:type="simple" xlink:href="http://www.tata-tatao.to/knit/stitches/e-index.html" text:style-name="Internet_20_link" text:visited-style-name="Visited_20_Internet_20_Link">http://www.tata-tatao.to/knit/stitches/e-index.html</text:a></text:p>
            </text:list-item>
            <text:list-item>
              <text:p text:style-name="P10"><text:a xlink:type="simple" xlink:href="http://slowknits.com/2007/02/japanese_knitting_symbols.html" text:style-name="Internet_20_link" text:visited-style-name="Visited_20_Internet_20_Link">http://slowknits.com/2007/02/japanese_knitting_symbols.html</text:a></text:p>
            </text:list-item>
          </text:list>
        </text:list-item>
        <text:list-item>
          <text:p text:style-name="P10">symbols for a pattern are usually indexed in a chart symbol table and explained by author and included in the pattern</text:p>
        </text:list-item>
        <text:list-item>
          <text:p text:style-name="P10">some web communities have agreed on symbols for all patterns they are hosting</text:p>
          <text:list>
            <text:list-item>
              <text:p text:style-name="P10"><text:a xlink:type="simple" xlink:href="http://www.craftyarncouncil.com/chart_knit.html" text:style-name="Internet_20_link" text:visited-style-name="Visited_20_Internet_20_Link">http://www.craftyarncouncil.com/chart_knit.html</text:a></text:p>
            </text:list-item>
          </text:list>
        </text:list-item>
        <text:list-item>
          <text:p text:style-name="P10">'designers and industry use local agreements for symbols'</text:p>
          <text:list>
            <text:list-item>
              <text:p text:style-name="P10">Flat Knitting Technology, Dr. Samuel Raz, 1993, p. 57</text:p>
              <text:list>
                <text:list-item>
                  <text:p text:style-name="P10">German Standard</text:p>
                </text:list-item>
                <text:list-item>
                  <text:p text:style-name="P10">'popular standard in many countries in the world': O, X</text:p>
                </text:list-item>
                <text:list-item>
                  <text:p text:style-name="P10">'needle notation system' == 'most explicit and accurate of all notation systems': used for mechanical flat knitting only as far as I can tell </text:p>
                </text:list-item>
              </text:list>
            </text:list-item>
          </text:list>
        </text:list-item>
        <text:list-item>
          <text:p text:style-name="P10">→regional chart symbols (Japanese, Russian, English)</text:p>
        </text:list-item>
      </text:list>
      <text:p text:style-name="P6">A knitting pattern specifies a set of instructions outlining the steps necessary to create a knitted textile or fabric. For knitting a fabric the knitter uses two or more knitting needles and a long, continuous strand of yarn which he uses to form intersecting loops with, which in turn creates a textile or fabric. 'Knitting is a conversion system in which yarn loops are interwoven to form a fabric'(Raz 1993, 17). The type of loops the knitter uses as well as the kin of yarn determine the attributes of the knitted piece: elasticity, form and texture. A knitted fabric can be stretched in both horizontal and vertical directions, as well as the directions in-between. This makes it stand apart from woven fabric, which are created by layering two threads in an interlaced manner; the resulting fabric is very limited in its ability to stretch and be formed, excluding, of course, the usage of stretching threads.</text:p>
      <text:p text:style-name="P3"/>
      <text:p text:style-name="P3">Knitting patterns can come in form of written instructions, usually with abbreviations used for the stitch terms. e.g. k2tog for the 'knit two together' stitch, or in form of pattern chart which consists of a grid and symbols. Both written patterns and pattern charts are generally split up into rows, where each row has a definite number of stitches. </text:p>
      <text:p text:style-name="P3">Each cell in such a grid signifies a stitch in the pattern and the symbol displayed in a cell corresponds with the stitch that needs to be made in that place in the pattern. In what order the rows have to be knitted depends on the chart type; some charts display only the uneven numbered rows, which belong to the right side (RS) of the knitted fabric, and expect the knitter to knit the return row on the wrong side (WS) inverse to the RS, i.e. knits would be knitted as purls and purls as knits. Other charts show all rows, the uneven numbered for the RS and the even numbered ones for the WS. </text:p>
      <text:p text:style-name="P3"/>
      <text:p text:style-name="P5"><text:span text:style-name="T4">So far there doesn't exist an international standard for the symbols used in knitting charts or the abbreviations in written instructions. Symbols used by the industry usually vary depending on the region (Raz 1993, 57) and it is the norm that a knitting pattern includes a glossary for the symbols and abbreviations used in the pattern. Singular exception to this is Japan, where there exists a Japanese Industrial Standard on knitting symbols used in the industry and for the hobby hand knitters: JIS L 0201-1995 (J</text:span><text:span text:style-name="T5">apan Knitting Certificate Association, 1995</text:span><text:span text:style-name="T4">). This leads to the fact that Japanese knitting pattern charts are published without an index of the symbols used.</text:span></text:p>
      <text:p text:style-name="P3">Other regional industry standards that Raz mentions in his book are the German Standard and the needle notation system, 'the most explicit and accurate of all notation systems' (Raz 1993, 58), which is solely used for industrial knitting and shows the positions of the needles of the knitting machine for each stitch.</text:p>
      <text:p text:style-name="P7">Reference List</text:p>
      <text:p text:style-name="P3"/>
      <text:p text:style-name="P3">Raz, Samuel. <text:span text:style-name="T2">Flat Knitting Technology</text:span><text:span text:style-name="T3">. Heidenheim: Druck Repro Verlag, 1993</text:span></text:p>
      <text:p text:style-name="P12"/>
      <text:p text:style-name="P12">Japan Knitting Certificate Association. <text:span text:style-name="T2">JIS L 0201-1995: Letter symbols for knitting stitch</text:span>. Standard booklet, November 1, 1995, revision.</text:p>
      <text:p text:style-name="P3"><text:a xlink:type="simple" xlink:href="http://www.webstore.jsa.or.jp/webstore/Com/FlowControl.jsp?lang=en&amp;bunsyoId=JIS+L+0201%3A1995&amp;dantaiCd=JIS&amp;status=1&amp;pageNo=0" text:style-name="Internet_20_link" text:visited-style-name="Visited_20_Internet_20_Link"><text:span text:style-name="T3">http://www.webstore.jsa.or.jp/webstore/Com/FlowControl.jsp?lang=en&amp;bunsyoId=JIS+L+0201%3A1995&amp;dantaiCd=JIS&amp;status=1&amp;pageNo=0</text:span></text:a><text:span text:style-name="T3"> (accessed April 4,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9T15:12:50.42</meta:creation-date>
    <dc:date>2016-04-21T14:26:46.51</dc:date>
    <meta:editing-duration>PT10H1M58S</meta:editing-duration>
    <meta:editing-cycles>19</meta:editing-cycles>
    <meta:generator>OpenOffice/4.1.2$Win32 OpenOffice.org_project/412m3$Build-9782</meta:generator>
    <meta:document-statistic meta:table-count="0" meta:image-count="0" meta:object-count="0" meta:page-count="3" meta:paragraph-count="34" meta:word-count="933" meta:character-count="5774"/>
  </office:meta>
</office:document-meta>
</file>